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Version Control Systems (Git and GitHub)</text:h>
      <text:h text:style-name="Heading_20_1" text:outline-level="1">Introduction to Git and GitHub for Back-End Development</text:h>
      <text:p text:style-name="Text_20_body">Git is a powerful version control system that allows developers to manage code changes, collaborate with team members, and maintain a history of their work. GitHub, built on top of Git, provides additional tools for collaborative development, making it easier for teams to work together effectively on back-end projects.</text:p>
      <text:h text:style-name="Heading_20_2" text:outline-level="2">Basic Git Commands</text:h>
      <text:h text:style-name="Heading_20_3" text:outline-level="3">Clone</text:h>
      <text:p text:style-name="Text_20_body">The clone command creates a local copy of an existing repository from a remote server. This command allows developers to download all the files, commit history, and branches of a project to their local machine. Cloning is the first step when starting to work on an existing project. For example, a developer can clone a repository to modify or understand the project structure.</text:p>
      <text:h text:style-name="Heading_20_3" text:outline-level="3">Branch</text:h>
      <text:p text:style-name="Text_20_body">Branching in Git enables developers to create separate development lines, allowing them to work on new features or bug fixes without affecting the main codebase. A branch acts like a parallel repository version where changes can be made in isolation. Developers often use branches to implement features, fix bugs, or experiment without disrupting the main project. Once changes are reviewed and approved, they are merged into the main branch.</text:p>
      <text:h text:style-name="Heading_20_3" text:outline-level="3">Commit</text:h>
      <text:p text:style-name="Text_20_body">The commit command is crucial for tracking changes in the project. Each commit saves a snapshot of the repository at a specific point in time, along with a message describing the changes made. Commits are like checkpoints that allow developers to document their work, track progress, and revert to previous states if necessary. A meaningful commit message helps the team understand what changes were made and why, promoting better collaboration.</text:p>
      <text:h text:style-name="Heading_20_3" text:outline-level="3">Push</text:h>
      <text:p text:style-name="Text_20_body">After committing changes locally, the push command uploads them to the remote repository on GitHub. This command shares the developer's local commits with the rest of the team, making them available for others to review, test, and use. Pushing changes frequently ensures the remote repository is up-to-date and reduces conflicts when multiple team members work on the same codebase.</text:p>
      <text:h text:style-name="Heading_20_3" text:outline-level="3"><text:soft-page-break/>Pull</text:h>
      <text:p text:style-name="Text_20_body">The pull command fetches and merges changes from the remote repository into the local repository. It ensures that a developer's local copy of the code is synchronized with the latest updates from the team. This is important in collaborative environments where multiple developers make changes simultaneously. Pulling regularly helps avoid merge conflicts and keeps everyone working with the most recent code.</text:p>
      <text:h text:style-name="Heading_20_2" text:outline-level="2">Using GitHub for Collaborative Back-End Development</text:h>
      <text:h text:style-name="Heading_20_3" text:outline-level="3">Creating a Repository</text:h>
      <text:p text:style-name="Text_20_body">A GitHub repository is the central location where a project’s code is stored. To start collaborating, developers create a repository on GitHub by logging in, navigating to the repositories section, and selecting “New Repository.” Repositories can be public or private, depending on the project's needs. This repository becomes the home base for all files, commits, and collaborative activities.</text:p>
      <text:h text:style-name="Heading_20_3" text:outline-level="3">Managing Branches</text:h>
      <text:p text:style-name="Text_20_body">Branches are essential for managing parallel development efforts. On GitHub, branches allow teams to work on different features or fixes simultaneously without affecting the main codebase. Developers can create branches from the main project, work independently, and merge their changes when ready. Effective branch management involves naming conventions and regular updates to ensure smooth integration.</text:p>
      <text:h text:style-name="Heading_20_3" text:outline-level="3">Submitting Pull Requests</text:h>
      <text:p text:style-name="Text_20_body">Pull requests are a key feature for collaborative work on GitHub. They allow developers to propose changes to the codebase, request reviews, and discuss modifications with their team before merging them into the main branch. A pull request creates a clear history of changes, promotes accountability, and ensures that code meets quality standards. This process reduces errors and maintains the stability of the main branch.</text:p>
      <text:h text:style-name="Heading_20_3" text:outline-level="3">Conducting Code Reviews</text:h>
      <text:p text:style-name="Text_20_body">Code reviews are a critical part of maintaining a high-quality codebase. On GitHub, team members can review changes proposed in a pull request, check for errors, ensure compliance with coding standards, and suggest improvements. Code reviews foster knowledge sharing, reduce bugs, and improve code quality. The review process typically involves commenting on specific lines of code, requesting changes, and approving the pull request for merging.</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7T17:45:21.967000000</dc:date>
    <meta:editing-duration>PT15S</meta:editing-duration>
    <meta:editing-cycles>1</meta:editing-cycles>
    <meta:document-statistic meta:table-count="0" meta:image-count="0" meta:object-count="0" meta:page-count="2" meta:paragraph-count="23" meta:word-count="655" meta:character-count="4331" meta:non-whitespace-character-count="3699"/>
    <meta:generator>LibreOffice/7.3.4.2$Windows_X86_64 LibreOffice_project/728fec16bd5f605073805c3c9e7c4212a0120dc5</meta:generator>
  </office:meta>
</office:document-meta>
</file>